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71.26pt"/>
    </style:style>
    <style:style style:name="co3" style:family="table-column">
      <style:table-column-properties fo:break-before="auto" style:column-width="141.99pt"/>
    </style:style>
    <style:style style:name="co4" style:family="table-column">
      <style:table-column-properties fo:break-before="auto" style:column-width="141.51pt"/>
    </style:style>
    <style:style style:name="co5" style:family="table-column">
      <style:table-column-properties fo:break-before="auto" style:column-width="16.95pt"/>
    </style:style>
    <style:style style:name="co6" style:family="table-column">
      <style:table-column-properties fo:break-before="auto" style:column-width="104.46pt"/>
    </style:style>
    <style:style style:name="co7" style:family="table-column">
      <style:table-column-properties fo:break-before="auto" style:column-width="110.61pt"/>
    </style:style>
    <style:style style:name="co8" style:family="table-column">
      <style:table-column-properties fo:break-before="auto" style:column-width="13.86pt"/>
    </style:style>
    <style:style style:name="co9" style:family="table-column">
      <style:table-column-properties fo:break-before="auto" style:column-width="59.64pt"/>
    </style:style>
    <style:style style:name="co10" style:family="table-column">
      <style:table-column-properties fo:break-before="auto" style:column-width="14.66pt"/>
    </style:style>
    <style:style style:name="co11" style:family="table-column">
      <style:table-column-properties fo:break-before="auto" style:column-width="58.11pt"/>
    </style:style>
    <style:style style:name="co12" style:family="table-column">
      <style:table-column-properties fo:break-before="auto" style:column-width="64.29pt"/>
    </style:style>
    <style:style style:name="co13" style:family="table-column">
      <style:table-column-properties fo:break-before="auto" style:column-width="67.41pt"/>
    </style:style>
    <style:style style:name="co14" style:family="table-column">
      <style:table-column-properties fo:break-before="auto" style:column-width="12.36pt"/>
    </style:style>
    <style:style style:name="co15" style:family="table-column">
      <style:table-column-properties fo:break-before="auto" style:column-width="55.81pt"/>
    </style:style>
    <style:style style:name="co1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5" style:family="table-cell" style:parent-style-name="Default" style:data-style-name="N124">
      <style:text-properties style:font-name="Bitstream Vera Sans" fo:font-size="9pt" style:font-size-asian="9pt" style:font-size-complex="9pt"/>
    </style:style>
    <style:style style:name="ce6" style:family="table-cell" style:parent-style-name="Default" style:data-style-name="N124"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7" style:family="table-cell" style:parent-style-name="Default" style:data-style-name="N124">
      <style:text-properties fo:color="#ce181e" style:font-name="Bitstream Vera Sans" fo:font-size="9pt" fo:font-weight="bold" style:font-size-asian="9pt" style:font-weight-asian="bold" style:font-size-complex="9pt" style:font-weight-complex="bold"/>
    </style:style>
    <style:style style:name="ce8" style:family="table-cell" style:parent-style-name="Default" style:data-style-name="N124">
      <style:text-properties fo:color="#ce181e" style:font-name="Bitstream Vera Sans" fo:font-size="9pt" style:font-size-asian="9pt" style:font-size-complex="9pt"/>
    </style:style>
    <style:style style:name="ce9" style:family="table-cell" style:parent-style-name="Default" style:data-style-name="N124">
      <style:table-cell-properties fo:wrap-option="wrap"/>
      <style:text-properties style:use-window-font-color="true" style:text-outline="false" style:text-line-through-style="none" style:text-line-through-type="none" style:font-name="Bitstream Vera 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24">
      <style:table-cell-properties fo:background-color="#fdc578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24">
      <style:table-cell-properties fo:background-color="transparent"/>
      <style:text-properties style:font-name="Bitstream Vera Sans" fo:font-size="9pt" fo:font-weight="bold" style:font-size-asian="9pt" style:font-weight-asian="bold" style:font-size-complex="9pt" style:font-weight-complex="bold"/>
    </style:style>
    <style:style style:name="ce12" style:family="table-cell" style:parent-style-name="Default"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number-columns-repeated="2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3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9" table:default-cell-style-name="ce5"/>
        <table:table-column table:style-name="co15" table:default-cell-style-name="ce5"/>
        <table:table-column table:style-name="co16" table:number-columns-repeated="1003" table:default-cell-style-name="ce5"/>
        <table:table-column table:style-name="co16" table:default-cell-style-name="ce12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Links</text:p>
          </table:table-cell>
          <table:table-cell office:value-type="string" calcext:value-type="string">
            <text:p>Inertia matrix for Volume</text:p>
          </table:table-cell>
          <table:table-cell table:number-columns-repeated="3"/>
          <table:table-cell office:value-type="string" calcext:value-type="string">
            <text:p>Volume</text:p>
          </table:table-cell>
          <table:table-cell office:value-type="string" calcext:value-type="string">
            <text:p>Mass</text:p>
          </table:table-cell>
          <table:table-cell/>
          <table:table-cell office:value-type="string" calcext:value-type="string" table:number-columns-spanned="3" table:number-rows-spanned="1">
            <text:p>Computed I for mass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Before scale)</text:p>
          </table:table-cell>
          <table:covered-table-cell table:number-columns-repeated="2"/>
          <table:table-cell/>
          <table:table-cell office:value-type="string" calcext:value-type="string" table:number-columns-spanned="3" table:number-rows-spanned="1">
            <text:p>CoM (After scale)</text:p>
          </table:table-cell>
          <table:covered-table-cell table:number-columns-repeated="2"/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6" office:value-type="string" calcext:value-type="string">
            <text:p>Mobile Base</text:p>
          </table:table-cell>
          <table:table-cell table:style-name="ce9" office:value-type="float" office:value="3117702971392" calcext:value-type="float">
            <text:p>3,117,702,971,392.000000</text:p>
          </table:table-cell>
          <table:table-cell office:value-type="float" office:value="-77800.679688" calcext:value-type="float">
            <text:p>-77,800.679688</text:p>
          </table:table-cell>
          <table:table-cell office:value-type="float" office:value="22877.876953" calcext:value-type="float">
            <text:p>22,877.876953</text:p>
          </table:table-cell>
          <table:table-cell/>
          <table:table-cell office:value-type="float" office:value="95360592" calcext:value-type="float">
            <text:p>95,360,592.000000</text:p>
          </table:table-cell>
          <table:table-cell table:style-name="ce10" table:formula="of:=[.G5]/[.$H$70]*[.$H$69]" office:value-type="float" office:value="25.1496657770616" calcext:value-type="float">
            <text:p>25.149666</text:p>
          </table:table-cell>
          <table:table-cell/>
          <table:table-cell table:style-name="ce10" table:formula="of:=[.C5]/[.$G$5]*[.$H$5]/1000000" office:value-type="float" office:value="0.82223889426631" calcext:value-type="float">
            <text:p>0.822239</text:p>
          </table:table-cell>
          <table:table-cell table:style-name="ce10" table:formula="of:=[.D5]/[.$G$5]*[.$H$5]/1000000" office:value-type="float" office:value="-0.000000020518550171977" calcext:value-type="float">
            <text:p>0.000000</text:p>
          </table:table-cell>
          <table:table-cell table:style-name="ce10" table:formula="of:=[.E5]/[.$G$5]*[.$H$5]/1000000" office:value-type="float" office:value="0.00000000603363451284668" calcext:value-type="float">
            <text:p>0.000000</text:p>
          </table:table-cell>
          <table:table-cell/>
          <table:table-cell office:value-type="float" office:value="0.000011" calcext:value-type="float">
            <text:p>0.000011</text:p>
          </table:table-cell>
          <table:table-cell office:value-type="float" office:value="-0.000001" calcext:value-type="float">
            <text:p>-0.000001</text:p>
          </table:table-cell>
          <table:table-cell office:value-type="float" office:value="111.084396" calcext:value-type="float">
            <text:p>111.084396</text:p>
          </table:table-cell>
          <table:table-cell/>
          <table:table-cell table:style-name="ce10" table:formula="of:=[.N5]/1000" office:value-type="float" office:value="0.000000011" calcext:value-type="float">
            <text:p>0.000000</text:p>
          </table:table-cell>
          <table:table-cell table:style-name="ce10" table:formula="of:=[.O5]/1000" office:value-type="float" office:value="-0.000000001" calcext:value-type="float">
            <text:p>0.000000</text:p>
          </table:table-cell>
          <table:table-cell table:style-name="ce10" table:formula="of:=[.P5]/1000" office:value-type="float" office:value="0.111084396" calcext:value-type="float">
            <text:p>0.111084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5]" office:value-type="float" office:value="-77800.679688" calcext:value-type="float">
            <text:p>-77,800.679688</text:p>
          </table:table-cell>
          <table:table-cell office:value-type="float" office:value="3117702709248" calcext:value-type="float">
            <text:p>3,117,702,709,248.000000</text:p>
          </table:table-cell>
          <table:table-cell office:value-type="float" office:value="0.000285" calcext:value-type="float">
            <text:p>0.000285</text:p>
          </table:table-cell>
          <table:table-cell table:number-columns-repeated="4"/>
          <table:table-cell table:style-name="ce10" table:formula="of:=[.C6]/[.$G$5]*[.$H$5]/1000000" office:value-type="float" office:value="-0.000000020518550171977" calcext:value-type="float">
            <text:p>0.000000</text:p>
          </table:table-cell>
          <table:table-cell table:style-name="ce10" table:formula="of:=[.D6]/[.$G$5]*[.$H$5]/1000000" office:value-type="float" office:value="0.822238825130477" calcext:value-type="float">
            <text:p>0.822239</text:p>
          </table:table-cell>
          <table:table-cell table:style-name="ce10" table:formula="of:=[.E6]/[.$G$5]*[.$H$5]/1000000" office:value-type="float" office:value="7.51636980867585E-017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5]" office:value-type="float" office:value="22877.876953" calcext:value-type="float">
            <text:p>22,877.876953</text:p>
          </table:table-cell>
          <table:table-cell table:formula="of:=[.E6]" office:value-type="float" office:value="0.000285" calcext:value-type="float">
            <text:p>0.000285</text:p>
          </table:table-cell>
          <table:table-cell office:value-type="float" office:value="4775686963200" calcext:value-type="float">
            <text:p>4,775,686,963,200.000000</text:p>
          </table:table-cell>
          <table:table-cell table:number-columns-repeated="4"/>
          <table:table-cell table:style-name="ce10" table:formula="of:=[.C7]/[.$G$5]*[.$H$5]/1000000" office:value-type="float" office:value="0.00000000603363451284668" calcext:value-type="float">
            <text:p>0.000000</text:p>
          </table:table-cell>
          <table:table-cell table:style-name="ce10" table:formula="of:=[.D7]/[.$G$5]*[.$H$5]/1000000" office:value-type="float" office:value="7.51636980867585E-017" calcext:value-type="float">
            <text:p>0.000000</text:p>
          </table:table-cell>
          <table:table-cell table:style-name="ce10" table:formula="of:=[.E7]/[.$G$5]*[.$H$5]/1000000" office:value-type="float" office:value="1.25950278266257" calcext:value-type="float">
            <text:p>1.259503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1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0" table:formula="of:=[.G9]/[.$H$70]*[.$H$69]" office:value-type="float" office:value="0.203625463505557" calcext:value-type="float">
            <text:p>0.203625</text:p>
          </table:table-cell>
          <table:table-cell/>
          <table:table-cell table:style-name="ce10" table:formula="of:=[.C9]/[.$G$9]*[.$H$9]/1000000" office:value-type="float" office:value="0.000271861726390707" calcext:value-type="float">
            <text:p>0.000272</text:p>
          </table:table-cell>
          <table:table-cell table:style-name="ce10" table:formula="of:=[.D9]/[.$G$9]*[.$H$9]/1000000" office:value-type="float" office:value="-0.00000000000243072278841179" calcext:value-type="float">
            <text:p>0.000000</text:p>
          </table:table-cell>
          <table:table-cell table:style-name="ce10" table:formula="of:=[.E9]/[.$G$9]*[.$H$9]/1000000" office:value-type="float" office:value="0.00000000000603062929598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0" table:formula="of:=[.N9]/1000" office:value-type="float" office:value="-0.000000001" calcext:value-type="float">
            <text:p>0.000000</text:p>
          </table:table-cell>
          <table:table-cell table:style-name="ce10" table:formula="of:=[.O9]/1000" office:value-type="float" office:value="-0.001505846" calcext:value-type="float">
            <text:p>-0.001506</text:p>
          </table:table-cell>
          <table:table-cell table:style-name="ce10" table:formula="of:=[.P9]/1000" office:value-type="float" office:value="-0.000000001" calcext:value-type="float">
            <text:p>0.00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9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0]/[.$G$9]*[.$H$9]/1000000" office:value-type="float" office:value="-0.00000000000243072278841179" calcext:value-type="float">
            <text:p>0.000000</text:p>
          </table:table-cell>
          <table:table-cell table:style-name="ce10" table:formula="of:=[.D10]/[.$G$9]*[.$H$9]/1000000" office:value-type="float" office:value="0.000427403628646095" calcext:value-type="float">
            <text:p>0.000427</text:p>
          </table:table-cell>
          <table:table-cell table:style-name="ce10" table:formula="of:=[.E10]/[.$G$9]*[.$H$9]/1000000" office:value-type="float" office:value="0.00000000000762169762186779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9]" office:value-type="float" office:value="22.866482" calcext:value-type="float">
            <text:p>22.866482</text:p>
          </table:table-cell>
          <table:table-cell table:formula="of:=[.E10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1]/[.$G$9]*[.$H$9]/1000000" office:value-type="float" office:value="0.00000000000603062929598" calcext:value-type="float">
            <text:p>0.000000</text:p>
          </table:table-cell>
          <table:table-cell table:style-name="ce10" table:formula="of:=[.D11]/[.$G$9]*[.$H$9]/1000000" office:value-type="float" office:value="0.00000000000762169762186779" calcext:value-type="float">
            <text:p>0.000000</text:p>
          </table:table-cell>
          <table:table-cell table:style-name="ce10" table:formula="of:=[.E11]/[.$G$9]*[.$H$9]/1000000" office:value-type="float" office:value="0.000271861709511842" calcext:value-type="float">
            <text:p>0.000272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2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0" table:formula="of:=[.G13]/[.$H$70]*[.$H$69]" office:value-type="float" office:value="0.203625463505557" calcext:value-type="float">
            <text:p>0.203625</text:p>
          </table:table-cell>
          <table:table-cell/>
          <table:table-cell table:style-name="ce10" table:formula="of:=[.C13]/[.$G$13]*[.$H$13]/1000000" office:value-type="float" office:value="0.000271861726390707" calcext:value-type="float">
            <text:p>0.000272</text:p>
          </table:table-cell>
          <table:table-cell table:style-name="ce10" table:formula="of:=[.D13]/[.$G$13]*[.$H$13]/1000000" office:value-type="float" office:value="-0.00000000000243072278841179" calcext:value-type="float">
            <text:p>0.000000</text:p>
          </table:table-cell>
          <table:table-cell table:style-name="ce10" table:formula="of:=[.E13]/[.$G$13]*[.$H$13]/1000000" office:value-type="float" office:value="0.00000000000603062929598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0" table:formula="of:=[.N13]/1000" office:value-type="float" office:value="-0.000000001" calcext:value-type="float">
            <text:p>0.000000</text:p>
          </table:table-cell>
          <table:table-cell table:style-name="ce10" table:formula="of:=[.O13]/1000" office:value-type="float" office:value="-0.001505846" calcext:value-type="float">
            <text:p>-0.001506</text:p>
          </table:table-cell>
          <table:table-cell table:style-name="ce10" table:formula="of:=[.P13]/1000" office:value-type="float" office:value="-0.000000001" calcext:value-type="float">
            <text:p>0.00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3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4]/[.$G$13]*[.$H$13]/1000000" office:value-type="float" office:value="-0.00000000000243072278841179" calcext:value-type="float">
            <text:p>0.000000</text:p>
          </table:table-cell>
          <table:table-cell table:style-name="ce10" table:formula="of:=[.D14]/[.$G$13]*[.$H$13]/1000000" office:value-type="float" office:value="0.000427403628646095" calcext:value-type="float">
            <text:p>0.000427</text:p>
          </table:table-cell>
          <table:table-cell table:style-name="ce10" table:formula="of:=[.E14]/[.$G$13]*[.$H$13]/1000000" office:value-type="float" office:value="0.00000000000762169762186779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3]" office:value-type="float" office:value="22.866482" calcext:value-type="float">
            <text:p>22.866482</text:p>
          </table:table-cell>
          <table:table-cell table:formula="of:=[.E14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5]/[.$G$13]*[.$H$13]/1000000" office:value-type="float" office:value="0.00000000000603062929598" calcext:value-type="float">
            <text:p>0.000000</text:p>
          </table:table-cell>
          <table:table-cell table:style-name="ce10" table:formula="of:=[.D15]/[.$G$13]*[.$H$13]/1000000" office:value-type="float" office:value="0.00000000000762169762186779" calcext:value-type="float">
            <text:p>0.000000</text:p>
          </table:table-cell>
          <table:table-cell table:style-name="ce10" table:formula="of:=[.E15]/[.$G$13]*[.$H$13]/1000000" office:value-type="float" office:value="0.000271861709511842" calcext:value-type="float">
            <text:p>0.000272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Wheel3</text:p>
          </table:table-cell>
          <table:table-cell table:style-name="ce9" office:value-type="float" office:value="1030824640" calcext:value-type="float">
            <text:p>1,030,824,640.000000</text:p>
          </table:table-cell>
          <table:table-cell office:value-type="float" office:value="-9.21663" calcext:value-type="float">
            <text:p>-9.216630</text:p>
          </table:table-cell>
          <table:table-cell office:value-type="float" office:value="22.866482" calcext:value-type="float">
            <text:p>22.866482</text:p>
          </table:table-cell>
          <table:table-cell/>
          <table:table-cell office:value-type="float" office:value="772091.5625" calcext:value-type="float">
            <text:p>772,091.562500</text:p>
          </table:table-cell>
          <table:table-cell table:style-name="ce10" table:formula="of:=[.G17]/[.$H$70]*[.$H$69]" office:value-type="float" office:value="0.203625463505557" calcext:value-type="float">
            <text:p>0.203625</text:p>
          </table:table-cell>
          <table:table-cell/>
          <table:table-cell table:style-name="ce10" table:formula="of:=[.C17]/[.$G$17]*[.$H$17]/1000000" office:value-type="float" office:value="0.000271861726390707" calcext:value-type="float">
            <text:p>0.000272</text:p>
          </table:table-cell>
          <table:table-cell table:style-name="ce10" table:formula="of:=[.D17]/[.$G$17]*[.$H$17]/1000000" office:value-type="float" office:value="-0.00000000000243072278841179" calcext:value-type="float">
            <text:p>0.000000</text:p>
          </table:table-cell>
          <table:table-cell table:style-name="ce10" table:formula="of:=[.E17]/[.$G$17]*[.$H$17]/1000000" office:value-type="float" office:value="0.00000000000603062929598" calcext:value-type="float">
            <text:p>0.000000</text:p>
          </table:table-cell>
          <table:table-cell/>
          <table:table-cell office:value-type="float" office:value="-0.000001" calcext:value-type="float">
            <text:p>-0.000001</text:p>
          </table:table-cell>
          <table:table-cell office:value-type="float" office:value="-1.505846" calcext:value-type="float">
            <text:p>-1.505846</text:p>
          </table:table-cell>
          <table:table-cell office:value-type="float" office:value="-0.000001" calcext:value-type="float">
            <text:p>-0.000001</text:p>
          </table:table-cell>
          <table:table-cell/>
          <table:table-cell table:style-name="ce10" table:formula="of:=[.N17]/1000" office:value-type="float" office:value="-0.000000001" calcext:value-type="float">
            <text:p>0.000000</text:p>
          </table:table-cell>
          <table:table-cell table:style-name="ce10" table:formula="of:=[.O17]/1000" office:value-type="float" office:value="-0.001505846" calcext:value-type="float">
            <text:p>-0.001506</text:p>
          </table:table-cell>
          <table:table-cell table:style-name="ce10" table:formula="of:=[.P17]/1000" office:value-type="float" office:value="-0.000000001" calcext:value-type="float">
            <text:p>0.000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17]" office:value-type="float" office:value="-9.21663" calcext:value-type="float">
            <text:p>-9.216630</text:p>
          </table:table-cell>
          <table:table-cell office:value-type="float" office:value="1620596608" calcext:value-type="float">
            <text:p>1,620,596,608.000000</text:p>
          </table:table-cell>
          <table:table-cell office:value-type="float" office:value="28.899374" calcext:value-type="float">
            <text:p>28.899374</text:p>
          </table:table-cell>
          <table:table-cell table:number-columns-repeated="4"/>
          <table:table-cell table:style-name="ce10" table:formula="of:=[.C18]/[.$G$17]*[.$H$17]/1000000" office:value-type="float" office:value="-0.00000000000243072278841179" calcext:value-type="float">
            <text:p>0.000000</text:p>
          </table:table-cell>
          <table:table-cell table:style-name="ce10" table:formula="of:=[.D18]/[.$G$17]*[.$H$17]/1000000" office:value-type="float" office:value="0.000427403628646095" calcext:value-type="float">
            <text:p>0.000427</text:p>
          </table:table-cell>
          <table:table-cell table:style-name="ce10" table:formula="of:=[.E18]/[.$G$17]*[.$H$17]/1000000" office:value-type="float" office:value="0.00000000000762169762186779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17]" office:value-type="float" office:value="22.866482" calcext:value-type="float">
            <text:p>22.866482</text:p>
          </table:table-cell>
          <table:table-cell table:formula="of:=[.E18]" office:value-type="float" office:value="28.899374" calcext:value-type="float">
            <text:p>28.899374</text:p>
          </table:table-cell>
          <table:table-cell office:value-type="float" office:value="1030824576" calcext:value-type="float">
            <text:p>1,030,824,576.000000</text:p>
          </table:table-cell>
          <table:table-cell table:number-columns-repeated="4"/>
          <table:table-cell table:style-name="ce10" table:formula="of:=[.C19]/[.$G$17]*[.$H$17]/1000000" office:value-type="float" office:value="0.00000000000603062929598" calcext:value-type="float">
            <text:p>0.000000</text:p>
          </table:table-cell>
          <table:table-cell table:style-name="ce10" table:formula="of:=[.D19]/[.$G$17]*[.$H$17]/1000000" office:value-type="float" office:value="0.00000000000762169762186779" calcext:value-type="float">
            <text:p>0.000000</text:p>
          </table:table-cell>
          <table:table-cell table:style-name="ce10" table:formula="of:=[.E19]/[.$G$17]*[.$H$17]/1000000" office:value-type="float" office:value="0.000271861709511842" calcext:value-type="float">
            <text:p>0.000272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Body</text:p>
          </table:table-cell>
          <table:table-cell table:style-name="ce9" office:value-type="float" office:value="4256881180672" calcext:value-type="float">
            <text:p>4,256,881,180,672.000000</text:p>
          </table:table-cell>
          <table:table-cell office:value-type="float" office:value="1980.334595" calcext:value-type="float">
            <text:p>1,980.334595</text:p>
          </table:table-cell>
          <table:table-cell office:value-type="float" office:value="30611.369141" calcext:value-type="float">
            <text:p>30,611.369141</text:p>
          </table:table-cell>
          <table:table-cell/>
          <table:table-cell office:value-type="float" office:value="76457928" calcext:value-type="float">
            <text:p>76,457,928.000000</text:p>
          </table:table-cell>
          <table:table-cell table:style-name="ce10" table:formula="of:=[.G21]/[.$H$70]*[.$H$69]" office:value-type="float" office:value="20.1644232158987" calcext:value-type="float">
            <text:p>20.164423</text:p>
          </table:table-cell>
          <table:table-cell/>
          <table:table-cell table:style-name="ce10" table:formula="of:=[.C21]/[.$G$21]*[.$H$21]/1000000" office:value-type="float" office:value="1.12267695387802" calcext:value-type="float">
            <text:p>1.122677</text:p>
          </table:table-cell>
          <table:table-cell table:style-name="ce10" table:formula="of:=[.D21]/[.$G$21]*[.$H$21]/1000000" office:value-type="float" office:value="0.000000000522278145997696" calcext:value-type="float">
            <text:p>0.000000</text:p>
          </table:table-cell>
          <table:table-cell table:style-name="ce10" table:formula="of:=[.E21]/[.$G$21]*[.$H$21]/1000000" office:value-type="float" office:value="0.0000000080732059934612" calcext:value-type="float">
            <text:p>0.000000</text:p>
          </table:table-cell>
          <table:table-cell/>
          <table:table-cell office:value-type="float" office:value="0.000002" calcext:value-type="float">
            <text:p>0.000002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378" calcext:value-type="float">
            <text:p>378.000000</text:p>
          </table:table-cell>
          <table:table-cell/>
          <table:table-cell table:style-name="ce10" table:formula="of:=[.N21]/1000" office:value-type="float" office:value="0.000000002" calcext:value-type="float">
            <text:p>0.000000</text:p>
          </table:table-cell>
          <table:table-cell table:style-name="ce10" table:formula="of:=[.O21]/1000" office:value-type="float" office:value="0.000000001" calcext:value-type="float">
            <text:p>0.000000</text:p>
          </table:table-cell>
          <table:table-cell table:style-name="ce10" table:formula="of:=[.P21]/1000" office:value-type="float" office:value="0.378" calcext:value-type="float">
            <text:p>0.3780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1]" office:value-type="float" office:value="1980.334595" calcext:value-type="float">
            <text:p>1,980.334595</text:p>
          </table:table-cell>
          <table:table-cell office:value-type="float" office:value="4256881180672" calcext:value-type="float">
            <text:p>4,256,881,180,672.000000</text:p>
          </table:table-cell>
          <table:table-cell office:value-type="float" office:value="0.000619" calcext:value-type="float">
            <text:p>0.000619</text:p>
          </table:table-cell>
          <table:table-cell table:number-columns-repeated="4"/>
          <table:table-cell table:style-name="ce10" table:formula="of:=[.C22]/[.$G$21]*[.$H$21]/1000000" office:value-type="float" office:value="0.000000000522278145997696" calcext:value-type="float">
            <text:p>0.000000</text:p>
          </table:table-cell>
          <table:table-cell table:style-name="ce10" table:formula="of:=[.D22]/[.$G$21]*[.$H$21]/1000000" office:value-type="float" office:value="1.12267695387802" calcext:value-type="float">
            <text:p>1.122677</text:p>
          </table:table-cell>
          <table:table-cell table:style-name="ce10" table:formula="of:=[.E22]/[.$G$21]*[.$H$21]/1000000" office:value-type="float" office:value="1.6325027759896E-016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1]" office:value-type="float" office:value="30611.369141" calcext:value-type="float">
            <text:p>30,611.369141</text:p>
          </table:table-cell>
          <table:table-cell table:formula="of:=[.E22]" office:value-type="float" office:value="0.000619" calcext:value-type="float">
            <text:p>0.000619</text:p>
          </table:table-cell>
          <table:table-cell office:value-type="float" office:value="1230685339648" calcext:value-type="float">
            <text:p>1,230,685,339,648.000000</text:p>
          </table:table-cell>
          <table:table-cell table:number-columns-repeated="4"/>
          <table:table-cell table:style-name="ce10" table:formula="of:=[.C23]/[.$G$21]*[.$H$21]/1000000" office:value-type="float" office:value="0.0000000080732059934612" calcext:value-type="float">
            <text:p>0.000000</text:p>
          </table:table-cell>
          <table:table-cell table:style-name="ce10" table:formula="of:=[.D23]/[.$G$21]*[.$H$21]/1000000" office:value-type="float" office:value="1.6325027759896E-016" calcext:value-type="float">
            <text:p>0.000000</text:p>
          </table:table-cell>
          <table:table-cell table:style-name="ce10" table:formula="of:=[.E23]/[.$G$21]*[.$H$21]/1000000" office:value-type="float" office:value="0.324571443189832" calcext:value-type="float">
            <text:p>0.324571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Elevation M</text:p>
          </table:table-cell>
          <table:table-cell table:style-name="ce9" office:value-type="float" office:value="2606418944" calcext:value-type="float">
            <text:p>2,606,418,944.000000</text:p>
          </table:table-cell>
          <table:table-cell office:value-type="float" office:value="13552174" calcext:value-type="float">
            <text:p>13,552,174.000000</text:p>
          </table:table-cell>
          <table:table-cell office:value-type="float" office:value="43785560" calcext:value-type="float">
            <text:p>43,785,560.000000</text:p>
          </table:table-cell>
          <table:table-cell/>
          <table:table-cell office:value-type="float" office:value="561677.5" calcext:value-type="float">
            <text:p>561,677.500000</text:p>
          </table:table-cell>
          <table:table-cell table:style-name="ce10" table:formula="of:=[.G25]/[.$H$70]*[.$H$69]" office:value-type="float" office:value="0.148132484323247" calcext:value-type="float">
            <text:p>0.148132</text:p>
          </table:table-cell>
          <table:table-cell/>
          <table:table-cell table:style-name="ce10" table:formula="of:=[.C25]/[.$G$25]*[.$H$25]/1000000" office:value-type="float" office:value="0.000687396795068155" calcext:value-type="float">
            <text:p>0.000687</text:p>
          </table:table-cell>
          <table:table-cell table:style-name="ce10" table:formula="of:=[.D25]/[.$G$25]*[.$H$25]/1000000" office:value-type="float" office:value="0.00000357414566650954" calcext:value-type="float">
            <text:p>0.000004</text:p>
          </table:table-cell>
          <table:table-cell table:style-name="ce10" table:formula="of:=[.E25]/[.$G$25]*[.$H$25]/1000000" office:value-type="float" office:value="0.0000115476653066654" calcext:value-type="float">
            <text:p>0.000012</text:p>
          </table:table-cell>
          <table:table-cell/>
          <table:table-cell office:value-type="float" office:value="-1.062455" calcext:value-type="float">
            <text:p>-1.062455</text:p>
          </table:table-cell>
          <table:table-cell office:value-type="float" office:value="-1.414402" calcext:value-type="float">
            <text:p>-1.414402</text:p>
          </table:table-cell>
          <table:table-cell office:value-type="float" office:value="-17.540909" calcext:value-type="float">
            <text:p>-17.540909</text:p>
          </table:table-cell>
          <table:table-cell/>
          <table:table-cell table:style-name="ce10" table:formula="of:=[.N25]/1000" office:value-type="float" office:value="-0.001062455" calcext:value-type="float">
            <text:p>-0.001062</text:p>
          </table:table-cell>
          <table:table-cell table:style-name="ce10" table:formula="of:=[.O25]/1000" office:value-type="float" office:value="-0.001414402" calcext:value-type="float">
            <text:p>-0.001414</text:p>
          </table:table-cell>
          <table:table-cell table:style-name="ce10" table:formula="of:=[.P25]/1000" office:value-type="float" office:value="-0.017540909" calcext:value-type="float">
            <text:p>-0.017541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5]" office:value-type="float" office:value="13552174" calcext:value-type="float">
            <text:p>13,552,174.000000</text:p>
          </table:table-cell>
          <table:table-cell office:value-type="float" office:value="1681783040" calcext:value-type="float">
            <text:p>1,681,783,040.000000</text:p>
          </table:table-cell>
          <table:table-cell office:value-type="float" office:value="-71051920" calcext:value-type="float">
            <text:p>-71,051,920.000000</text:p>
          </table:table-cell>
          <table:table-cell table:number-columns-repeated="4"/>
          <table:table-cell table:style-name="ce10" table:formula="of:=[.C26]/[.$G$25]*[.$H$25]/1000000" office:value-type="float" office:value="0.00000357414566650954" calcext:value-type="float">
            <text:p>0.000004</text:p>
          </table:table-cell>
          <table:table-cell table:style-name="ce10" table:formula="of:=[.D26]/[.$G$25]*[.$H$25]/1000000" office:value-type="float" office:value="0.000443540465494705" calcext:value-type="float">
            <text:p>0.000444</text:p>
          </table:table-cell>
          <table:table-cell table:style-name="ce10" table:formula="of:=[.E26]/[.$G$25]*[.$H$25]/1000000" office:value-type="float" office:value="-0.000018738684432858" calcext:value-type="float">
            <text:p>-0.000019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5]" office:value-type="float" office:value="43785560" calcext:value-type="float">
            <text:p>43,785,560.000000</text:p>
          </table:table-cell>
          <table:table-cell table:formula="of:=[.E26]" office:value-type="float" office:value="-71051920" calcext:value-type="float">
            <text:p>-71,051,920.000000</text:p>
          </table:table-cell>
          <table:table-cell office:value-type="float" office:value="3242435328" calcext:value-type="float">
            <text:p>3,242,435,328.000000</text:p>
          </table:table-cell>
          <table:table-cell table:number-columns-repeated="4"/>
          <table:table-cell table:style-name="ce10" table:formula="of:=[.C27]/[.$G$25]*[.$H$25]/1000000" office:value-type="float" office:value="0.0000115476653066654" calcext:value-type="float">
            <text:p>0.000012</text:p>
          </table:table-cell>
          <table:table-cell table:style-name="ce10" table:formula="of:=[.D27]/[.$G$25]*[.$H$25]/1000000" office:value-type="float" office:value="-0.000018738684432858" calcext:value-type="float">
            <text:p>-0.000019</text:p>
          </table:table-cell>
          <table:table-cell table:style-name="ce10" table:formula="of:=[.E27]/[.$G$25]*[.$H$25]/1000000" office:value-type="float" office:value="0.000855134842314498" calcext:value-type="float">
            <text:p>0.000855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Assy</text:p>
          </table:table-cell>
          <table:table-cell table:style-name="ce9" office:value-type="float" office:value="322892398592" calcext:value-type="float">
            <text:p>322,892,398,592.000000</text:p>
          </table:table-cell>
          <table:table-cell office:value-type="float" office:value="-4044.340332" calcext:value-type="float">
            <text:p>-4,044.340332</text:p>
          </table:table-cell>
          <table:table-cell office:value-type="float" office:value="14143.805664" calcext:value-type="float">
            <text:p>14,143.805664</text:p>
          </table:table-cell>
          <table:table-cell/>
          <table:table-cell office:value-type="float" office:value="24757808" calcext:value-type="float">
            <text:p>24,757,808.000000</text:p>
          </table:table-cell>
          <table:table-cell table:style-name="ce10" table:formula="of:=[.G29]/[.$H$70]*[.$H$69]" office:value-type="float" office:value="6.52943300281381" calcext:value-type="float">
            <text:p>6.529433</text:p>
          </table:table-cell>
          <table:table-cell/>
          <table:table-cell table:style-name="ce10" table:formula="of:=[.C29]/[.$G$29]*[.$H$29]/1000000" office:value-type="float" office:value="0.0851571465343101" calcext:value-type="float">
            <text:p>0.085157</text:p>
          </table:table-cell>
          <table:table-cell table:style-name="ce10" table:formula="of:=[.D29]/[.$G$29]*[.$H$29]/1000000" office:value-type="float" office:value="-0.00000000106662307254228" calcext:value-type="float">
            <text:p>0.000000</text:p>
          </table:table-cell>
          <table:table-cell table:style-name="ce10" table:formula="of:=[.E29]/[.$G$29]*[.$H$29]/1000000" office:value-type="float" office:value="0.00000000373017803061994" calcext:value-type="float">
            <text:p>0.000000</text:p>
          </table:table-cell>
          <table:table-cell/>
          <table:table-cell office:value-type="float" office:value="0.000005" calcext:value-type="float">
            <text:p>0.000005</text:p>
          </table:table-cell>
          <table:table-cell office:value-type="float" office:value="0.000001" calcext:value-type="float">
            <text:p>0.000001</text:p>
          </table:table-cell>
          <table:table-cell office:value-type="float" office:value="-122.400009" calcext:value-type="float">
            <text:p>-122.400009</text:p>
          </table:table-cell>
          <table:table-cell/>
          <table:table-cell table:style-name="ce10" table:formula="of:=[.N29]/1000" office:value-type="float" office:value="0.000000005" calcext:value-type="float">
            <text:p>0.000000</text:p>
          </table:table-cell>
          <table:table-cell table:style-name="ce10" table:formula="of:=[.O29]/1000" office:value-type="float" office:value="0.000000001" calcext:value-type="float">
            <text:p>0.000000</text:p>
          </table:table-cell>
          <table:table-cell table:style-name="ce10" table:formula="of:=[.P29]/1000" office:value-type="float" office:value="-0.122400009" calcext:value-type="float">
            <text:p>-0.12240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29]" office:value-type="float" office:value="-4044.340332" calcext:value-type="float">
            <text:p>-4,044.340332</text:p>
          </table:table-cell>
          <table:table-cell office:value-type="float" office:value="322892398592" calcext:value-type="float">
            <text:p>322,892,398,592.000000</text:p>
          </table:table-cell>
          <table:table-cell office:value-type="float" office:value="-0.000116" calcext:value-type="float">
            <text:p>-0.000116</text:p>
          </table:table-cell>
          <table:table-cell table:number-columns-repeated="4"/>
          <table:table-cell table:style-name="ce10" table:formula="of:=[.C30]/[.$G$29]*[.$H$29]/1000000" office:value-type="float" office:value="-0.00000000106662307254228" calcext:value-type="float">
            <text:p>0.000000</text:p>
          </table:table-cell>
          <table:table-cell table:style-name="ce10" table:formula="of:=[.D30]/[.$G$29]*[.$H$29]/1000000" office:value-type="float" office:value="0.0851571465343101" calcext:value-type="float">
            <text:p>0.085157</text:p>
          </table:table-cell>
          <table:table-cell table:style-name="ce10" table:formula="of:=[.E30]/[.$G$29]*[.$H$29]/1000000" office:value-type="float" office:value="-3.05929437826807E-017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29]" office:value-type="float" office:value="14143.805664" calcext:value-type="float">
            <text:p>14,143.805664</text:p>
          </table:table-cell>
          <table:table-cell table:formula="of:=[.E30]" office:value-type="float" office:value="-0.000116" calcext:value-type="float">
            <text:p>-0.000116</text:p>
          </table:table-cell>
          <table:table-cell office:value-type="float" office:value="398507671552" calcext:value-type="float">
            <text:p>398,507,671,552.000000</text:p>
          </table:table-cell>
          <table:table-cell table:number-columns-repeated="4"/>
          <table:table-cell table:style-name="ce10" table:formula="of:=[.C31]/[.$G$29]*[.$H$29]/1000000" office:value-type="float" office:value="0.00000000373017803061994" calcext:value-type="float">
            <text:p>0.000000</text:p>
          </table:table-cell>
          <table:table-cell table:style-name="ce10" table:formula="of:=[.D31]/[.$G$29]*[.$H$29]/1000000" office:value-type="float" office:value="-3.05929437826807E-017" calcext:value-type="float">
            <text:p>0.000000</text:p>
          </table:table-cell>
          <table:table-cell table:style-name="ce10" table:formula="of:=[.E31]/[.$G$29]*[.$H$29]/1000000" office:value-type="float" office:value="0.105099334420322" calcext:value-type="float">
            <text:p>0.105099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Screen</text:p>
          </table:table-cell>
          <table:table-cell table:style-name="ce9" office:value-type="float" office:value="3066331648" calcext:value-type="float">
            <text:p>3,066,331,648.000000</text:p>
          </table:table-cell>
          <table:table-cell office:value-type="float" office:value="-141.743286" calcext:value-type="float">
            <text:p>-141.743286</text:p>
          </table:table-cell>
          <table:table-cell office:value-type="float" office:value="45535692" calcext:value-type="float">
            <text:p>45,535,692.000000</text:p>
          </table:table-cell>
          <table:table-cell/>
          <table:table-cell office:value-type="float" office:value="706149.0625" calcext:value-type="float">
            <text:p>706,149.062500</text:p>
          </table:table-cell>
          <table:table-cell table:style-name="ce10" table:formula="of:=[.G33]/[.$H$70]*[.$H$69]" office:value-type="float" office:value="0.186234298028062" calcext:value-type="float">
            <text:p>0.186234</text:p>
          </table:table-cell>
          <table:table-cell/>
          <table:table-cell table:style-name="ce10" table:formula="of:=[.C33]/[.$G$33]*[.$H$33]/1000000" office:value-type="float" office:value="0.000808690618330333" calcext:value-type="float">
            <text:p>0.000809</text:p>
          </table:table-cell>
          <table:table-cell table:style-name="ce10" table:formula="of:=[.D33]/[.$G$33]*[.$H$33]/1000000" office:value-type="float" office:value="-0.0000000000373822791394003" calcext:value-type="float">
            <text:p>0.000000</text:p>
          </table:table-cell>
          <table:table-cell table:style-name="ce10" table:formula="of:=[.E33]/[.$G$33]*[.$H$33]/1000000" office:value-type="float" office:value="0.0000120092315988057" calcext:value-type="float">
            <text:p>0.000012</text:p>
          </table:table-cell>
          <table:table-cell/>
          <table:table-cell office:value-type="float" office:value="14.477846" calcext:value-type="float">
            <text:p>14.477846</text:p>
          </table:table-cell>
          <table:table-cell office:value-type="float" office:value="0.000006" calcext:value-type="float">
            <text:p>0.000006</text:p>
          </table:table-cell>
          <table:table-cell office:value-type="float" office:value="-45.490379" calcext:value-type="float">
            <text:p>-45.490379</text:p>
          </table:table-cell>
          <table:table-cell/>
          <table:table-cell table:style-name="ce10" table:formula="of:=[.N33]/1000" office:value-type="float" office:value="0.014477846" calcext:value-type="float">
            <text:p>0.014478</text:p>
          </table:table-cell>
          <table:table-cell table:style-name="ce10" table:formula="of:=[.O33]/1000" office:value-type="float" office:value="0.000000006" calcext:value-type="float">
            <text:p>0.000000</text:p>
          </table:table-cell>
          <table:table-cell table:style-name="ce10" table:formula="of:=[.P33]/1000" office:value-type="float" office:value="-0.045490379" calcext:value-type="float">
            <text:p>-0.045490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3]" office:value-type="float" office:value="-141.743286" calcext:value-type="float">
            <text:p>-141.743286</text:p>
          </table:table-cell>
          <table:table-cell office:value-type="float" office:value="1023729856" calcext:value-type="float">
            <text:p>1,023,729,856.000000</text:p>
          </table:table-cell>
          <table:table-cell office:value-type="float" office:value="15.626835" calcext:value-type="float">
            <text:p>15.626835</text:p>
          </table:table-cell>
          <table:table-cell table:number-columns-repeated="4"/>
          <table:table-cell table:style-name="ce10" table:formula="of:=[.C34]/[.$G$33]*[.$H$33]/1000000" office:value-type="float" office:value="-0.0000000000373822791394003" calcext:value-type="float">
            <text:p>0.000000</text:p>
          </table:table-cell>
          <table:table-cell table:style-name="ce10" table:formula="of:=[.D34]/[.$G$33]*[.$H$33]/1000000" office:value-type="float" office:value="0.000269990602872929" calcext:value-type="float">
            <text:p>0.000270</text:p>
          </table:table-cell>
          <table:table-cell table:style-name="ce10" table:formula="of:=[.E34]/[.$G$33]*[.$H$33]/1000000" office:value-type="float" office:value="0.00000000000412130072979506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3]" office:value-type="float" office:value="45535692" calcext:value-type="float">
            <text:p>45,535,692.000000</text:p>
          </table:table-cell>
          <table:table-cell table:formula="of:=[.E34]" office:value-type="float" office:value="15.626835" calcext:value-type="float">
            <text:p>15.626835</text:p>
          </table:table-cell>
          <table:table-cell office:value-type="float" office:value="2180583424" calcext:value-type="float">
            <text:p>2,180,583,424.000000</text:p>
          </table:table-cell>
          <table:table-cell table:number-columns-repeated="4"/>
          <table:table-cell table:style-name="ce10" table:formula="of:=[.C35]/[.$G$33]*[.$H$33]/1000000" office:value-type="float" office:value="0.0000120092315988057" calcext:value-type="float">
            <text:p>0.000012</text:p>
          </table:table-cell>
          <table:table-cell table:style-name="ce10" table:formula="of:=[.D35]/[.$G$33]*[.$H$33]/1000000" office:value-type="float" office:value="0.00000000000412130072979506" calcext:value-type="float">
            <text:p>0.000000</text:p>
          </table:table-cell>
          <table:table-cell table:style-name="ce10" table:formula="of:=[.E35]/[.$G$33]*[.$H$33]/1000000" office:value-type="float" office:value="0.000575090225033425" calcext:value-type="float">
            <text:p>0.000575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11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6" office:value-type="string" calcext:value-type="string">
            <text:p>Head Tilt</text:p>
          </table:table-cell>
          <table:table-cell table:style-name="ce9" office:value-type="float" office:value="84550680576" calcext:value-type="float">
            <text:p>84,550,680,576.000000</text:p>
          </table:table-cell>
          <table:table-cell office:value-type="float" office:value="4103.376953" calcext:value-type="float">
            <text:p>4,103.376953</text:p>
          </table:table-cell>
          <table:table-cell office:value-type="float" office:value="2389.901855" calcext:value-type="float">
            <text:p>2,389.901855</text:p>
          </table:table-cell>
          <table:table-cell/>
          <table:table-cell office:value-type="float" office:value="9607809" calcext:value-type="float">
            <text:p>9,607,809.000000</text:p>
          </table:table-cell>
          <table:table-cell table:style-name="ce10" table:formula="of:=[.G37]/[.$H$70]*[.$H$69]" office:value-type="float" office:value="2.53388931561839" calcext:value-type="float">
            <text:p>2.533889</text:p>
          </table:table-cell>
          <table:table-cell/>
          <table:table-cell table:style-name="ce10" table:formula="of:=[.C37]/[.$G$37]*[.$H$37]/1000000" office:value-type="float" office:value="0.0222987432555945" calcext:value-type="float">
            <text:p>0.022299</text:p>
          </table:table-cell>
          <table:table-cell table:style-name="ce10" table:formula="of:=[.D37]/[.$G$37]*[.$H$37]/1000000" office:value-type="float" office:value="0.00000000108219293484721" calcext:value-type="float">
            <text:p>0.000000</text:p>
          </table:table-cell>
          <table:table-cell table:style-name="ce10" table:formula="of:=[.E37]/[.$G$37]*[.$H$37]/1000000" office:value-type="float" office:value="0.000000000630294250828787" calcext:value-type="float">
            <text:p>0.000000</text:p>
          </table:table-cell>
          <table:table-cell/>
          <table:table-cell office:value-type="float" office:value="-97.999992" calcext:value-type="float">
            <text:p>-97.999992</text:p>
          </table:table-cell>
          <table:table-cell office:value-type="float" office:value="-0.000003" calcext:value-type="float">
            <text:p>-0.000003</text:p>
          </table:table-cell>
          <table:table-cell office:value-type="float" office:value="57.616226" calcext:value-type="float">
            <text:p>57.616226</text:p>
          </table:table-cell>
          <table:table-cell/>
          <table:table-cell table:style-name="ce10" table:formula="of:=[.N37]/1000" office:value-type="float" office:value="-0.097999992" calcext:value-type="float">
            <text:p>-0.098000</text:p>
          </table:table-cell>
          <table:table-cell table:style-name="ce10" table:formula="of:=[.O37]/1000" office:value-type="float" office:value="-0.000000003" calcext:value-type="float">
            <text:p>0.000000</text:p>
          </table:table-cell>
          <table:table-cell table:style-name="ce10" table:formula="of:=[.P37]/1000" office:value-type="float" office:value="0.057616226" calcext:value-type="float">
            <text:p>0.057616</text:p>
          </table:table-cell>
          <table:table-cell table:number-columns-repeated="1004"/>
        </table:table-row>
        <table:table-row table:style-name="ro1">
          <table:table-cell table:number-columns-repeated="2"/>
          <table:table-cell table:formula="of:=[.D37]" office:value-type="float" office:value="4103.376953" calcext:value-type="float">
            <text:p>4,103.376953</text:p>
          </table:table-cell>
          <table:table-cell office:value-type="float" office:value="84550680576" calcext:value-type="float">
            <text:p>84,550,680,576.000000</text:p>
          </table:table-cell>
          <table:table-cell office:value-type="float" office:value="-0.000029" calcext:value-type="float">
            <text:p>-0.000029</text:p>
          </table:table-cell>
          <table:table-cell table:number-columns-repeated="4"/>
          <table:table-cell table:style-name="ce10" table:formula="of:=[.C38]/[.$G$37]*[.$H$37]/1000000" office:value-type="float" office:value="0.00000000108219293484721" calcext:value-type="float">
            <text:p>0.000000</text:p>
          </table:table-cell>
          <table:table-cell table:style-name="ce10" table:formula="of:=[.D38]/[.$G$37]*[.$H$37]/1000000" office:value-type="float" office:value="0.0222987432555945" calcext:value-type="float">
            <text:p>0.022299</text:p>
          </table:table-cell>
          <table:table-cell table:style-name="ce10" table:formula="of:=[.E38]/[.$G$37]*[.$H$37]/1000000" office:value-type="float" office:value="-7.64823594567017E-018" calcext:value-type="float">
            <text:p>0.000000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2"/>
          <table:table-cell table:formula="of:=[.E37]" office:value-type="float" office:value="2389.901855" calcext:value-type="float">
            <text:p>2,389.901855</text:p>
          </table:table-cell>
          <table:table-cell table:formula="of:=[.E38]" office:value-type="float" office:value="-0.000029" calcext:value-type="float">
            <text:p>-0.000029</text:p>
          </table:table-cell>
          <table:table-cell office:value-type="float" office:value="154649624576" calcext:value-type="float">
            <text:p>154,649,624,576.000000</text:p>
          </table:table-cell>
          <table:table-cell table:number-columns-repeated="4"/>
          <table:table-cell table:style-name="ce10" table:formula="of:=[.C39]/[.$G$37]*[.$H$37]/1000000" office:value-type="float" office:value="0.000000000630294250828787" calcext:value-type="float">
            <text:p>0.000000</text:p>
          </table:table-cell>
          <table:table-cell table:style-name="ce10" table:formula="of:=[.D39]/[.$G$37]*[.$H$37]/1000000" office:value-type="float" office:value="-7.64823594567017E-018" calcext:value-type="float">
            <text:p>0.000000</text:p>
          </table:table-cell>
          <table:table-cell table:style-name="ce10" table:formula="of:=[.E39]/[.$G$37]*[.$H$37]/1000000" office:value-type="float" office:value="0.0407860971609159" calcext:value-type="float">
            <text:p>0.040786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 table:number-columns-repeated="9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arm_base</text:p>
          </table:table-cell>
          <table:table-cell office:value-type="float" office:value="32938416128" calcext:value-type="float">
            <text:p>32,938,416,128.000000</text:p>
          </table:table-cell>
          <table:table-cell office:value-type="float" office:value="-326806.125" calcext:value-type="float">
            <text:p>-326,806.125000</text:p>
          </table:table-cell>
          <table:table-cell office:value-type="float" office:value="559731.3125" calcext:value-type="float">
            <text:p>559,731.312500</text:p>
          </table:table-cell>
          <table:table-cell/>
          <table:table-cell office:value-type="float" office:value="4105483" calcext:value-type="float">
            <text:p>4,105,483.000000</text:p>
          </table:table-cell>
          <table:table-cell table:style-name="ce10" table:formula="of:=[.G41]/[.H70]*[.H69]" office:value-type="float" office:value="1.08274836741165" calcext:value-type="float">
            <text:p>1.082748</text:p>
          </table:table-cell>
          <table:table-cell/>
          <table:table-cell table:style-name="ce10" table:formula="of:=[.C41]/[.$G$41]*[.$H$41]/1000000" office:value-type="float" office:value="0.00868692338702109" calcext:value-type="float">
            <text:p>0.008687</text:p>
          </table:table-cell>
          <table:table-cell table:style-name="ce10" table:formula="of:=[.D41]/[.$G$41]*[.$H$41]/1000000" office:value-type="float" office:value="-0.0000000861893224996613" calcext:value-type="float">
            <text:p>0.000000</text:p>
          </table:table-cell>
          <table:table-cell table:style-name="ce10" table:formula="of:=[.E41]/[.$G$41]*[.$H$41]/1000000" office:value-type="float" office:value="0.000000147619211868264" calcext:value-type="float">
            <text:p>0.000000</text:p>
          </table:table-cell>
          <table:table-cell/>
          <table:table-cell office:value-type="float" office:value="0.001362" calcext:value-type="float">
            <text:p>0.001362</text:p>
          </table:table-cell>
          <table:table-cell office:value-type="float" office:value="-33.788055" calcext:value-type="float">
            <text:p>-33.788055</text:p>
          </table:table-cell>
          <table:table-cell office:value-type="float" office:value="122.377312" calcext:value-type="float">
            <text:p>122.377312</text:p>
          </table:table-cell>
          <table:table-cell/>
          <table:table-cell table:style-name="ce10" table:formula="of:=[.N41]/1000" office:value-type="float" office:value="0.000001362" calcext:value-type="float">
            <text:p>0.000001</text:p>
          </table:table-cell>
          <table:table-cell table:style-name="ce10" table:formula="of:=[.O41]/1000" office:value-type="float" office:value="-0.033788055" calcext:value-type="float">
            <text:p>-0.033788</text:p>
          </table:table-cell>
          <table:table-cell table:style-name="ce10" table:formula="of:=[.P41]/1000" office:value-type="float" office:value="0.122377312" calcext:value-type="float">
            <text:p>0.122377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326806.125" calcext:value-type="float">
            <text:p>-326,806.125000</text:p>
          </table:table-cell>
          <table:table-cell office:value-type="float" office:value="33233123328" calcext:value-type="float">
            <text:p>33,233,123,328.000000</text:p>
          </table:table-cell>
          <table:table-cell office:value-type="float" office:value="4915692032" calcext:value-type="float">
            <text:p>4,915,692,032.000000</text:p>
          </table:table-cell>
          <table:table-cell table:number-columns-repeated="4"/>
          <table:table-cell table:style-name="ce10" table:formula="of:=[.C42]/[.$G$41]*[.$H$41]/1000000" office:value-type="float" office:value="-0.0000000861893224996613" calcext:value-type="float">
            <text:p>0.000000</text:p>
          </table:table-cell>
          <table:table-cell table:style-name="ce10" table:formula="of:=[.D42]/[.$G$41]*[.$H$41]/1000000" office:value-type="float" office:value="0.00876464718703791" calcext:value-type="float">
            <text:p>0.008765</text:p>
          </table:table-cell>
          <table:table-cell table:style-name="ce10" table:formula="of:=[.E42]/[.$G$41]*[.$H$41]/1000000" office:value-type="float" office:value="0.00129642663782713" calcext:value-type="float">
            <text:p>0.001296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559731.3125" calcext:value-type="float">
            <text:p>559,731.312500</text:p>
          </table:table-cell>
          <table:table-cell office:value-type="float" office:value="4915692032" calcext:value-type="float">
            <text:p>4,915,692,032.000000</text:p>
          </table:table-cell>
          <table:table-cell office:value-type="float" office:value="12307585024" calcext:value-type="float">
            <text:p>12,307,585,024.000000</text:p>
          </table:table-cell>
          <table:table-cell table:number-columns-repeated="4"/>
          <table:table-cell table:style-name="ce10" table:formula="of:=[.C43]/[.$G$41]*[.$H$41]/1000000" office:value-type="float" office:value="0.000000147619211868264" calcext:value-type="float">
            <text:p>0.000000</text:p>
          </table:table-cell>
          <table:table-cell table:style-name="ce10" table:formula="of:=[.D43]/[.$G$41]*[.$H$41]/1000000" office:value-type="float" office:value="0.00129642663782713" calcext:value-type="float">
            <text:p>0.001296</text:p>
          </table:table-cell>
          <table:table-cell table:style-name="ce10" table:formula="of:=[.E43]/[.$G$41]*[.$H$41]/1000000" office:value-type="float" office:value="0.00324590738568788" calcext:value-type="float">
            <text:p>0.003246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arm_link1</text:p>
          </table:table-cell>
          <table:table-cell office:value-type="float" office:value="42821939200" calcext:value-type="float">
            <text:p>42,821,939,200.000000</text:p>
          </table:table-cell>
          <table:table-cell office:value-type="float" office:value="-25116016" calcext:value-type="float">
            <text:p>-25,116,016.000000</text:p>
          </table:table-cell>
          <table:table-cell office:value-type="float" office:value="43179440" calcext:value-type="float">
            <text:p>43,179,440.000000</text:p>
          </table:table-cell>
          <table:table-cell/>
          <table:table-cell office:value-type="float" office:value="4416176" calcext:value-type="float">
            <text:p>4,416,176.000000</text:p>
          </table:table-cell>
          <table:table-cell table:style-name="ce10" table:formula="of:=[.G45]/[.H70]*[.H69]" office:value-type="float" office:value="1.164688138814" calcext:value-type="float">
            <text:p>1.164688</text:p>
          </table:table-cell>
          <table:table-cell/>
          <table:table-cell table:style-name="ce10" table:formula="of:=[.C45]/[.$G$45]*[.$H$45]/1000000" office:value-type="float" office:value="0.0112935274018187" calcext:value-type="float">
            <text:p>0.011294</text:p>
          </table:table-cell>
          <table:table-cell table:style-name="ce10" table:formula="of:=[.D45]/[.$G$45]*[.$H$45]/1000000" office:value-type="float" office:value="-0.00000662390401321473" calcext:value-type="float">
            <text:p>-0.000007</text:p>
          </table:table-cell>
          <table:table-cell table:style-name="ce10" table:formula="of:=[.E45]/[.$G$45]*[.$H$45]/1000000" office:value-type="float" office:value="0.0000113878119007555" calcext:value-type="float">
            <text:p>0.000011</text:p>
          </table:table-cell>
          <table:table-cell/>
          <table:table-cell office:value-type="float" office:value="0.13691" calcext:value-type="float">
            <text:p>0.136910</text:p>
          </table:table-cell>
          <table:table-cell office:value-type="float" office:value="37.540119" calcext:value-type="float">
            <text:p>37.540119</text:p>
          </table:table-cell>
          <table:table-cell office:value-type="float" office:value="76.350891" calcext:value-type="float">
            <text:p>76.350891</text:p>
          </table:table-cell>
          <table:table-cell/>
          <table:table-cell table:style-name="ce10" table:formula="of:=[.N45]/1000" office:value-type="float" office:value="0.00013691" calcext:value-type="float">
            <text:p>0.000137</text:p>
          </table:table-cell>
          <table:table-cell table:style-name="ce10" table:formula="of:=[.O45]/1000" office:value-type="float" office:value="0.037540119" calcext:value-type="float">
            <text:p>0.037540</text:p>
          </table:table-cell>
          <table:table-cell table:style-name="ce10" table:formula="of:=[.P45]/1000" office:value-type="float" office:value="0.076350891" calcext:value-type="float">
            <text:p>0.076351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25116016" calcext:value-type="float">
            <text:p>-25,116,016.000000</text:p>
          </table:table-cell>
          <table:table-cell office:value-type="float" office:value="41893986304" calcext:value-type="float">
            <text:p>41,893,986,304.000000</text:p>
          </table:table-cell>
          <table:table-cell office:value-type="float" office:value="7782279168" calcext:value-type="float">
            <text:p>7,782,279,168.000000</text:p>
          </table:table-cell>
          <table:table-cell table:number-columns-repeated="4"/>
          <table:table-cell table:style-name="ce10" table:formula="of:=[.C46]/[.$G$45]*[.$H$45]/1000000" office:value-type="float" office:value="-0.00000662390401321473" calcext:value-type="float">
            <text:p>-0.000007</text:p>
          </table:table-cell>
          <table:table-cell table:style-name="ce10" table:formula="of:=[.D46]/[.$G$45]*[.$H$45]/1000000" office:value-type="float" office:value="0.0110487962744023" calcext:value-type="float">
            <text:p>0.011049</text:p>
          </table:table-cell>
          <table:table-cell table:style-name="ce10" table:formula="of:=[.E46]/[.$G$45]*[.$H$45]/1000000" office:value-type="float" office:value="0.00205243818179096" calcext:value-type="float">
            <text:p>0.002052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43179440" calcext:value-type="float">
            <text:p>43,179,440.000000</text:p>
          </table:table-cell>
          <table:table-cell office:value-type="float" office:value="7782279168" calcext:value-type="float">
            <text:p>7,782,279,168.000000</text:p>
          </table:table-cell>
          <table:table-cell office:value-type="float" office:value="12818498560" calcext:value-type="float">
            <text:p>12,818,498,560.000000</text:p>
          </table:table-cell>
          <table:table-cell table:number-columns-repeated="4"/>
          <table:table-cell table:style-name="ce10" table:formula="of:=[.C47]/[.$G$45]*[.$H$45]/1000000" office:value-type="float" office:value="0.0000113878119007555" calcext:value-type="float">
            <text:p>0.000011</text:p>
          </table:table-cell>
          <table:table-cell table:style-name="ce10" table:formula="of:=[.D47]/[.$G$45]*[.$H$45]/1000000" office:value-type="float" office:value="0.00205243818179096" calcext:value-type="float">
            <text:p>0.002052</text:p>
          </table:table-cell>
          <table:table-cell table:style-name="ce10" table:formula="of:=[.E47]/[.$G$45]*[.$H$45]/1000000" office:value-type="float" office:value="0.00338065177434873" calcext:value-type="float">
            <text:p>0.003381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arm_link2</text:p>
          </table:table-cell>
          <table:table-cell office:value-type="float" office:value="16849147904" calcext:value-type="float">
            <text:p>16,849,147,904.000000</text:p>
          </table:table-cell>
          <table:table-cell office:value-type="float" office:value="-79631.21875" calcext:value-type="float">
            <text:p>-79,631.218750</text:p>
          </table:table-cell>
          <table:table-cell office:value-type="float" office:value="-44227.976562" calcext:value-type="float">
            <text:p>-44,227.976562</text:p>
          </table:table-cell>
          <table:table-cell/>
          <table:table-cell office:value-type="float" office:value="2686392" calcext:value-type="float">
            <text:p>2,686,392.000000</text:p>
          </table:table-cell>
          <table:table-cell table:style-name="ce10" table:formula="of:=[.G49]/[.H70]*[.H69]" office:value-type="float" office:value="0.708488270984854" calcext:value-type="float">
            <text:p>0.708488</text:p>
          </table:table-cell>
          <table:table-cell/>
          <table:table-cell table:style-name="ce10" table:formula="of:=[.C49]/[.$G$49]*[.$H$49]/1000000" office:value-type="float" office:value="0.00444366409149262" calcext:value-type="float">
            <text:p>0.004444</text:p>
          </table:table-cell>
          <table:table-cell table:style-name="ce10" table:formula="of:=[.D49]/[.$G$49]*[.$H$49]/1000000" office:value-type="float" office:value="-0.0000000210013224014232" calcext:value-type="float">
            <text:p>0.000000</text:p>
          </table:table-cell>
          <table:table-cell table:style-name="ce10" table:formula="of:=[.E49]/[.$G$49]*[.$H$49]/1000000" office:value-type="float" office:value="-0.0000000116643448326119" calcext:value-type="float">
            <text:p>0.000000</text:p>
          </table:table-cell>
          <table:table-cell/>
          <table:table-cell office:value-type="float" office:value="0.000336" calcext:value-type="float">
            <text:p>0.000336</text:p>
          </table:table-cell>
          <table:table-cell office:value-type="float" office:value="34.906689" calcext:value-type="float">
            <text:p>34.906689</text:p>
          </table:table-cell>
          <table:table-cell office:value-type="float" office:value="113.091766" calcext:value-type="float">
            <text:p>113.091766</text:p>
          </table:table-cell>
          <table:table-cell/>
          <table:table-cell table:style-name="ce10" table:formula="of:=[.N49]/1000" office:value-type="float" office:value="0.000000336" calcext:value-type="float">
            <text:p>0.000000</text:p>
          </table:table-cell>
          <table:table-cell table:style-name="ce10" table:formula="of:=[.O49]/1000" office:value-type="float" office:value="0.034906689" calcext:value-type="float">
            <text:p>0.034907</text:p>
          </table:table-cell>
          <table:table-cell table:style-name="ce10" table:formula="of:=[.P49]/1000" office:value-type="float" office:value="0.113091766" calcext:value-type="float">
            <text:p>0.113092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79631.21875" calcext:value-type="float">
            <text:p>-79,631.218750</text:p>
          </table:table-cell>
          <table:table-cell office:value-type="float" office:value="16081995776" calcext:value-type="float">
            <text:p>16,081,995,776.000000</text:p>
          </table:table-cell>
          <table:table-cell office:value-type="float" office:value="-2981003776" calcext:value-type="float">
            <text:p>-2,981,003,776.000000</text:p>
          </table:table-cell>
          <table:table-cell table:number-columns-repeated="4"/>
          <table:table-cell table:style-name="ce10" table:formula="of:=[.C50]/[.$G$49]*[.$H$49]/1000000" office:value-type="float" office:value="-0.0000000210013224014232" calcext:value-type="float">
            <text:p>0.000000</text:p>
          </table:table-cell>
          <table:table-cell table:style-name="ce10" table:formula="of:=[.D50]/[.$G$49]*[.$H$49]/1000000" office:value-type="float" office:value="0.00424134131627997" calcext:value-type="float">
            <text:p>0.004241</text:p>
          </table:table-cell>
          <table:table-cell table:style-name="ce10" table:formula="of:=[.E50]/[.$G$49]*[.$H$49]/1000000" office:value-type="float" office:value="-0.000786186904613162" calcext:value-type="float">
            <text:p>-0.000786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44227.976562" calcext:value-type="float">
            <text:p>-44,227.976562</text:p>
          </table:table-cell>
          <table:table-cell office:value-type="float" office:value="-2981003776" calcext:value-type="float">
            <text:p>-2,981,003,776.000000</text:p>
          </table:table-cell>
          <table:table-cell office:value-type="float" office:value="5971599872" calcext:value-type="float">
            <text:p>5,971,599,872.000000</text:p>
          </table:table-cell>
          <table:table-cell table:number-columns-repeated="4"/>
          <table:table-cell table:style-name="ce10" table:formula="of:=[.C51]/[.$G$49]*[.$H$49]/1000000" office:value-type="float" office:value="-0.0000000116643448326119" calcext:value-type="float">
            <text:p>0.000000</text:p>
          </table:table-cell>
          <table:table-cell table:style-name="ce10" table:formula="of:=[.D51]/[.$G$49]*[.$H$49]/1000000" office:value-type="float" office:value="-0.000786186904613162" calcext:value-type="float">
            <text:p>-0.000786</text:p>
          </table:table-cell>
          <table:table-cell table:style-name="ce10" table:formula="of:=[.E51]/[.$G$49]*[.$H$49]/1000000" office:value-type="float" office:value="0.00157490361359275" calcext:value-type="float">
            <text:p>0.001575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arm_link3</text:p>
          </table:table-cell>
          <table:table-cell office:value-type="float" office:value="25149272064" calcext:value-type="float">
            <text:p>25,149,272,064.000000</text:p>
          </table:table-cell>
          <table:table-cell office:value-type="float" office:value="5748.460449" calcext:value-type="float">
            <text:p>5,748.460449</text:p>
          </table:table-cell>
          <table:table-cell office:value-type="float" office:value="-32500.373047" calcext:value-type="float">
            <text:p>-32,500.373047</text:p>
          </table:table-cell>
          <table:table-cell/>
          <table:table-cell office:value-type="float" office:value="3200382.25" calcext:value-type="float">
            <text:p>3,200,382.250000</text:p>
          </table:table-cell>
          <table:table-cell table:style-name="ce10" table:formula="of:=[.G53]/[.H70]*[.H69]" office:value-type="float" office:value="0.844044088425337" calcext:value-type="float">
            <text:p>0.844044</text:p>
          </table:table-cell>
          <table:table-cell/>
          <table:table-cell table:style-name="ce10" table:formula="of:=[.C53]/[.$G$53]*[.$H$53]/1000000" office:value-type="float" office:value="0.00663267471059736" calcext:value-type="float">
            <text:p>0.006633</text:p>
          </table:table-cell>
          <table:table-cell table:style-name="ce10" table:formula="of:=[.D53]/[.$G$53]*[.$H$53]/1000000" office:value-type="float" office:value="0.00000000151605454614845" calcext:value-type="float">
            <text:p>0.000000</text:p>
          </table:table-cell>
          <table:table-cell table:style-name="ce10" table:formula="of:=[.E53]/[.$G$53]*[.$H$53]/1000000" office:value-type="float" office:value="-0.00000000857139728916398" calcext:value-type="float">
            <text:p>0.000000</text:p>
          </table:table-cell>
          <table:table-cell/>
          <table:table-cell office:value-type="float" office:value="-0.000141" calcext:value-type="float">
            <text:p>-0.000141</text:p>
          </table:table-cell>
          <table:table-cell office:value-type="float" office:value="-29.288382" calcext:value-type="float">
            <text:p>-29.288382</text:p>
          </table:table-cell>
          <table:table-cell office:value-type="float" office:value="86.968483" calcext:value-type="float">
            <text:p>86.968483</text:p>
          </table:table-cell>
          <table:table-cell/>
          <table:table-cell table:style-name="ce10" table:formula="of:=[.N53]/1000" office:value-type="float" office:value="-0.000000141" calcext:value-type="float">
            <text:p>0.000000</text:p>
          </table:table-cell>
          <table:table-cell table:style-name="ce10" table:formula="of:=[.O53]/1000" office:value-type="float" office:value="-0.029288382" calcext:value-type="float">
            <text:p>-0.029288</text:p>
          </table:table-cell>
          <table:table-cell table:style-name="ce10" table:formula="of:=[.P53]/1000" office:value-type="float" office:value="0.086968483" calcext:value-type="float">
            <text:p>0.086968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5748.460449" calcext:value-type="float">
            <text:p>5,748.460449</text:p>
          </table:table-cell>
          <table:table-cell office:value-type="float" office:value="23869155328" calcext:value-type="float">
            <text:p>23,869,155,328.000000</text:p>
          </table:table-cell>
          <table:table-cell office:value-type="float" office:value="-4670970880" calcext:value-type="float">
            <text:p>-4,670,970,880.000000</text:p>
          </table:table-cell>
          <table:table-cell table:number-columns-repeated="4"/>
          <table:table-cell table:style-name="ce10" table:formula="of:=[.C54]/[.$G$53]*[.$H$53]/1000000" office:value-type="float" office:value="0.00000000151605454614845" calcext:value-type="float">
            <text:p>0.000000</text:p>
          </table:table-cell>
          <table:table-cell table:style-name="ce10" table:formula="of:=[.D54]/[.$G$53]*[.$H$53]/1000000" office:value-type="float" office:value="0.00629506661284118" calcext:value-type="float">
            <text:p>0.006295</text:p>
          </table:table-cell>
          <table:table-cell table:style-name="ce10" table:formula="of:=[.E54]/[.$G$53]*[.$H$53]/1000000" office:value-type="float" office:value="-0.00123188577191706" calcext:value-type="float">
            <text:p>-0.001232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32500.373047" calcext:value-type="float">
            <text:p>-32,500.373047</text:p>
          </table:table-cell>
          <table:table-cell office:value-type="float" office:value="-4670970880" calcext:value-type="float">
            <text:p>-4,670,970,880.000000</text:p>
          </table:table-cell>
          <table:table-cell office:value-type="float" office:value="7667023872" calcext:value-type="float">
            <text:p>7,667,023,872.000000</text:p>
          </table:table-cell>
          <table:table-cell table:number-columns-repeated="4"/>
          <table:table-cell table:style-name="ce10" table:formula="of:=[.C55]/[.$G$53]*[.$H$53]/1000000" office:value-type="float" office:value="-0.00000000857139728916398" calcext:value-type="float">
            <text:p>0.000000</text:p>
          </table:table-cell>
          <table:table-cell table:style-name="ce10" table:formula="of:=[.D55]/[.$G$53]*[.$H$53]/1000000" office:value-type="float" office:value="-0.00123188577191706" calcext:value-type="float">
            <text:p>-0.001232</text:p>
          </table:table-cell>
          <table:table-cell table:style-name="ce10" table:formula="of:=[.E55]/[.$G$53]*[.$H$53]/1000000" office:value-type="float" office:value="0.00202204164048764" calcext:value-type="float">
            <text:p>0.002022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arm_link4</text:p>
          </table:table-cell>
          <table:table-cell office:value-type="float" office:value="6729057792" calcext:value-type="float">
            <text:p>6,729,057,792.000000</text:p>
          </table:table-cell>
          <table:table-cell office:value-type="float" office:value="19100.072266" calcext:value-type="float">
            <text:p>19,100.072266</text:p>
          </table:table-cell>
          <table:table-cell office:value-type="float" office:value="-24498.775391" calcext:value-type="float">
            <text:p>-24,498.775391</text:p>
          </table:table-cell>
          <table:table-cell/>
          <table:table-cell office:value-type="float" office:value="1213558.25" calcext:value-type="float">
            <text:p>1,213,558.250000</text:p>
          </table:table-cell>
          <table:table-cell table:style-name="ce10" table:formula="of:=[.G57]/[.H70]*[.H69]" office:value-type="float" office:value="0.320054476890158" calcext:value-type="float">
            <text:p>0.320054</text:p>
          </table:table-cell>
          <table:table-cell/>
          <table:table-cell table:style-name="ce10" table:formula="of:=[.C57]/[.$G$57]*[.$H$57]/1000000" office:value-type="float" office:value="0.00177466971328505" calcext:value-type="float">
            <text:p>0.001775</text:p>
          </table:table-cell>
          <table:table-cell table:style-name="ce10" table:formula="of:=[.D57]/[.$G$57]*[.$H$57]/1000000" office:value-type="float" office:value="0.00000000503730549205928" calcext:value-type="float">
            <text:p>0.000000</text:p>
          </table:table-cell>
          <table:table-cell table:style-name="ce10" table:formula="of:=[.E57]/[.$G$57]*[.$H$57]/1000000" office:value-type="float" office:value="-0.00000000646111774380503" calcext:value-type="float">
            <text:p>0.000000</text:p>
          </table:table-cell>
          <table:table-cell/>
          <table:table-cell office:value-type="float" office:value="-0.000346" calcext:value-type="float">
            <text:p>-0.000346</text:p>
          </table:table-cell>
          <table:table-cell office:value-type="float" office:value="-29.827679" calcext:value-type="float">
            <text:p>-29.827679</text:p>
          </table:table-cell>
          <table:table-cell office:value-type="float" office:value="66.250526" calcext:value-type="float">
            <text:p>66.250526</text:p>
          </table:table-cell>
          <table:table-cell/>
          <table:table-cell table:style-name="ce10" table:formula="of:=[.N57]/1000" office:value-type="float" office:value="-0.000000346" calcext:value-type="float">
            <text:p>0.000000</text:p>
          </table:table-cell>
          <table:table-cell table:style-name="ce10" table:formula="of:=[.O57]/1000" office:value-type="float" office:value="-0.029827679" calcext:value-type="float">
            <text:p>-0.029828</text:p>
          </table:table-cell>
          <table:table-cell table:style-name="ce10" table:formula="of:=[.P57]/1000" office:value-type="float" office:value="0.066250526" calcext:value-type="float">
            <text:p>0.066251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19100.072266" calcext:value-type="float">
            <text:p>19,100.072266</text:p>
          </table:table-cell>
          <table:table-cell office:value-type="float" office:value="5659473408" calcext:value-type="float">
            <text:p>5,659,473,408.000000</text:p>
          </table:table-cell>
          <table:table-cell office:value-type="float" office:value="2224694784" calcext:value-type="float">
            <text:p>2,224,694,784.000000</text:p>
          </table:table-cell>
          <table:table-cell table:number-columns-repeated="4"/>
          <table:table-cell table:style-name="ce10" table:formula="of:=[.C58]/[.$G$57]*[.$H$57]/1000000" office:value-type="float" office:value="0.00000000503730549205928" calcext:value-type="float">
            <text:p>0.000000</text:p>
          </table:table-cell>
          <table:table-cell table:style-name="ce10" table:formula="of:=[.D58]/[.$G$57]*[.$H$57]/1000000" office:value-type="float" office:value="0.00149258579147" calcext:value-type="float">
            <text:p>0.001493</text:p>
          </table:table-cell>
          <table:table-cell table:style-name="ce10" table:formula="of:=[.E58]/[.$G$57]*[.$H$57]/1000000" office:value-type="float" office:value="0.000586723814314956" calcext:value-type="float">
            <text:p>0.000587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24498.775391" calcext:value-type="float">
            <text:p>-24,498.775391</text:p>
          </table:table-cell>
          <table:table-cell office:value-type="float" office:value="2224694784" calcext:value-type="float">
            <text:p>2,224,694,784.000000</text:p>
          </table:table-cell>
          <table:table-cell office:value-type="float" office:value="3050928640" calcext:value-type="float">
            <text:p>3,050,928,640.000000</text:p>
          </table:table-cell>
          <table:table-cell table:number-columns-repeated="4"/>
          <table:table-cell table:style-name="ce10" table:formula="of:=[.C59]/[.$G$57]*[.$H$57]/1000000" office:value-type="float" office:value="-0.00000000646111774380503" calcext:value-type="float">
            <text:p>0.000000</text:p>
          </table:table-cell>
          <table:table-cell table:style-name="ce10" table:formula="of:=[.D59]/[.$G$57]*[.$H$57]/1000000" office:value-type="float" office:value="0.000586723814314956" calcext:value-type="float">
            <text:p>0.000587</text:p>
          </table:table-cell>
          <table:table-cell table:style-name="ce10" table:formula="of:=[.E59]/[.$G$57]*[.$H$57]/1000000" office:value-type="float" office:value="0.000804628348004228" calcext:value-type="float">
            <text:p>0.000805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arm_link5</text:p>
          </table:table-cell>
          <table:table-cell office:value-type="float" office:value="4892176384" calcext:value-type="float">
            <text:p>4,892,176,384.000000</text:p>
          </table:table-cell>
          <table:table-cell office:value-type="float" office:value="35200.386719" calcext:value-type="float">
            <text:p>35,200.386719</text:p>
          </table:table-cell>
          <table:table-cell office:value-type="float" office:value="-112703.421875" calcext:value-type="float">
            <text:p>-112,703.421875</text:p>
          </table:table-cell>
          <table:table-cell/>
          <table:table-cell office:value-type="float" office:value="1807579.75" calcext:value-type="float">
            <text:p>1,807,579.750000</text:p>
          </table:table-cell>
          <table:table-cell table:style-name="ce10" table:formula="of:=[.G61]/[.H70]*[.H69]" office:value-type="float" office:value="0.476717117883293" calcext:value-type="float">
            <text:p>0.476717</text:p>
          </table:table-cell>
          <table:table-cell/>
          <table:table-cell table:style-name="ce10" table:formula="of:=[.C61]/[.$G$61]*[.$H$61]/1000000" office:value-type="float" office:value="0.00129022480250578" calcext:value-type="float">
            <text:p>0.001290</text:p>
          </table:table-cell>
          <table:table-cell table:style-name="ce10" table:formula="of:=[.D61]/[.$G$61]*[.$H$61]/1000000" office:value-type="float" office:value="0.00000000928347803468092" calcext:value-type="float">
            <text:p>0.000000</text:p>
          </table:table-cell>
          <table:table-cell table:style-name="ce10" table:formula="of:=[.E61]/[.$G$61]*[.$H$61]/1000000" office:value-type="float" office:value="-0.0000000297235297373933" calcext:value-type="float">
            <text:p>0.000000</text:p>
          </table:table-cell>
          <table:table-cell/>
          <table:table-cell office:value-type="float" office:value="0.000567" calcext:value-type="float">
            <text:p>0.000567</text:p>
          </table:table-cell>
          <table:table-cell office:value-type="float" office:value="0.327091" calcext:value-type="float">
            <text:p>0.327091</text:p>
          </table:table-cell>
          <table:table-cell office:value-type="float" office:value="0.603968" calcext:value-type="float">
            <text:p>0.603968</text:p>
          </table:table-cell>
          <table:table-cell/>
          <table:table-cell table:style-name="ce10" table:formula="of:=[.N61]/1000" office:value-type="float" office:value="0.000000567" calcext:value-type="float">
            <text:p>0.000001</text:p>
          </table:table-cell>
          <table:table-cell table:style-name="ce10" table:formula="of:=[.O61]/1000" office:value-type="float" office:value="0.000327091" calcext:value-type="float">
            <text:p>0.000327</text:p>
          </table:table-cell>
          <table:table-cell table:style-name="ce10" table:formula="of:=[.P61]/1000" office:value-type="float" office:value="0.000603968" calcext:value-type="float">
            <text:p>0.000604</text:p>
          </table:table-cell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35200.386719" calcext:value-type="float">
            <text:p>35,200.386719</text:p>
          </table:table-cell>
          <table:table-cell office:value-type="float" office:value="4682964480" calcext:value-type="float">
            <text:p>4,682,964,480.000000</text:p>
          </table:table-cell>
          <table:table-cell office:value-type="float" office:value="243713904" calcext:value-type="float">
            <text:p>243,713,904.000000</text:p>
          </table:table-cell>
          <table:table-cell table:number-columns-repeated="4"/>
          <table:table-cell table:style-name="ce10" table:formula="of:=[.C62]/[.$G$61]*[.$H$61]/1000000" office:value-type="float" office:value="0.00000000928347803468092" calcext:value-type="float">
            <text:p>0.000000</text:p>
          </table:table-cell>
          <table:table-cell table:style-name="ce10" table:formula="of:=[.D62]/[.$G$61]*[.$H$61]/1000000" office:value-type="float" office:value="0.00123504887131837" calcext:value-type="float">
            <text:p>0.001235</text:p>
          </table:table-cell>
          <table:table-cell table:style-name="ce10" table:formula="of:=[.E62]/[.$G$61]*[.$H$61]/1000000" office:value-type="float" office:value="0.0000642752221045658" calcext:value-type="float">
            <text:p>0.000064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office:value-type="float" office:value="-112703.421875" calcext:value-type="float">
            <text:p>-112,703.421875</text:p>
          </table:table-cell>
          <table:table-cell office:value-type="float" office:value="243713904" calcext:value-type="float">
            <text:p>243,713,904.000000</text:p>
          </table:table-cell>
          <table:table-cell office:value-type="float" office:value="3562117888" calcext:value-type="float">
            <text:p>3,562,117,888.000000</text:p>
          </table:table-cell>
          <table:table-cell table:number-columns-repeated="4"/>
          <table:table-cell table:style-name="ce10" table:formula="of:=[.C63]/[.$G$61]*[.$H$61]/1000000" office:value-type="float" office:value="-0.0000000297235297373933" calcext:value-type="float">
            <text:p>0.000000</text:p>
          </table:table-cell>
          <table:table-cell table:style-name="ce10" table:formula="of:=[.D63]/[.$G$61]*[.$H$61]/1000000" office:value-type="float" office:value="0.0000642752221045658" calcext:value-type="float">
            <text:p>0.000064</text:p>
          </table:table-cell>
          <table:table-cell table:style-name="ce10" table:formula="of:=[.E63]/[.$G$61]*[.$H$61]/1000000" office:value-type="float" office:value="0.000939445450817804" calcext:value-type="float">
            <text:p>0.000939</text:p>
          </table:table-cell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8"/>
          <table:table-cell table:number-columns-repeated="7"/>
          <table:table-cell table:style-name="ce6" table:number-columns-repeated="3"/>
          <table:table-cell table:number-columns-repeated="5"/>
          <table:table-cell table:style-name="ce6" table:number-columns-repeated="3"/>
          <table:table-cell table:number-columns-repeated="1004"/>
        </table:table-row>
        <table:table-row table:style-name="ro1">
          <table:table-cell/>
          <table:table-cell table:style-name="ce7" office:value-type="string" calcext:value-type="string">
            <text:p>gripper</text:p>
          </table:table-cell>
          <table:table-cell office:value-type="float" office:value="221544256" calcext:value-type="float">
            <text:p>221,544,256.000000</text:p>
          </table:table-cell>
          <table:table-cell office:value-type="float" office:value="14341.486328" calcext:value-type="float">
            <text:p>14,341.486328</text:p>
          </table:table-cell>
          <table:table-cell office:value-type="float" office:value="-10458.796875" calcext:value-type="float">
            <text:p>-10,458.796875</text:p>
          </table:table-cell>
          <table:table-cell/>
          <table:table-cell office:value-type="float" office:value="305632.125" calcext:value-type="float">
            <text:p>305,632.125000</text:p>
          </table:table-cell>
          <table:table-cell table:style-name="ce10" table:formula="of:=[.G65]/[.H70]*[.H69]" office:value-type="float" office:value="0.0806050553302261" calcext:value-type="float">
            <text:p>0.080605</text:p>
          </table:table-cell>
          <table:table-cell/>
          <table:table-cell table:style-name="ce10" table:formula="of:=[.C65]/[.$G$65]*[.$H$65]/1000000" office:value-type="float" office:value="0.0000584283704239984" calcext:value-type="float">
            <text:p>0.000058</text:p>
          </table:table-cell>
          <table:table-cell table:style-name="ce10" table:formula="of:=[.D65]/[.$G$65]*[.$H$65]/1000000" office:value-type="float" office:value="0.00000000378231280166024" calcext:value-type="float">
            <text:p>0.000000</text:p>
          </table:table-cell>
          <table:table-cell table:style-name="ce10" table:formula="of:=[.E65]/[.$G$65]*[.$H$65]/1000000" office:value-type="float" office:value="-0.00000000275832228302889" calcext:value-type="float">
            <text:p>0.000000</text:p>
          </table:table-cell>
          <table:table-cell/>
          <table:table-cell office:value-type="float" office:value="0.002129" calcext:value-type="float">
            <text:p>0.002129</text:p>
          </table:table-cell>
          <table:table-cell office:value-type="float" office:value="-0.00106" calcext:value-type="float">
            <text:p>-0.001060</text:p>
          </table:table-cell>
          <table:table-cell office:value-type="float" office:value="16.970495" calcext:value-type="float">
            <text:p>16.970495</text:p>
          </table:table-cell>
          <table:table-cell/>
          <table:table-cell table:style-name="ce10" table:formula="of:=[.N65]/1000" office:value-type="float" office:value="0.000002129" calcext:value-type="float">
            <text:p>0.000002</text:p>
          </table:table-cell>
          <table:table-cell table:style-name="ce10" table:formula="of:=[.O65]/1000" office:value-type="float" office:value="-0.00000106" calcext:value-type="float">
            <text:p>-0.000001</text:p>
          </table:table-cell>
          <table:table-cell table:style-name="ce10" table:formula="of:=[.P65]/1000" office:value-type="float" office:value="0.016970495" calcext:value-type="float">
            <text:p>0.016970</text:p>
          </table:table-cell>
          <table:table-cell table:number-columns-repeated="1004"/>
        </table:table-row>
        <table:table-row table:style-name="ro1">
          <table:table-cell table:number-columns-repeated="2"/>
          <table:table-cell office:value-type="float" office:value="14341.486328" calcext:value-type="float">
            <text:p>14,341.486328</text:p>
          </table:table-cell>
          <table:table-cell office:value-type="float" office:value="221526304" calcext:value-type="float">
            <text:p>221,526,304.000000</text:p>
          </table:table-cell>
          <table:table-cell office:value-type="float" office:value="4547.335449" calcext:value-type="float">
            <text:p>4,547.335449</text:p>
          </table:table-cell>
          <table:table-cell table:number-columns-repeated="4"/>
          <table:table-cell table:style-name="ce10" table:formula="of:=[.C66]/[.$G$65]*[.$H$65]/1000000" office:value-type="float" office:value="0.00000000378231280166024" calcext:value-type="float">
            <text:p>0.000000</text:p>
          </table:table-cell>
          <table:table-cell table:style-name="ce10" table:formula="of:=[.D66]/[.$G$65]*[.$H$65]/1000000" office:value-type="float" office:value="0.0000584236359022158" calcext:value-type="float">
            <text:p>0.000058</text:p>
          </table:table-cell>
          <table:table-cell table:style-name="ce10" table:formula="of:=[.E66]/[.$G$65]*[.$H$65]/1000000" office:value-type="float" office:value="0.00000000119927911855386" calcext:value-type="float">
            <text:p>0.000000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-10458.796875" calcext:value-type="float">
            <text:p>-10,458.796875</text:p>
          </table:table-cell>
          <table:table-cell office:value-type="float" office:value="4547.335449" calcext:value-type="float">
            <text:p>4,547.335449</text:p>
          </table:table-cell>
          <table:table-cell office:value-type="float" office:value="345628064" calcext:value-type="float">
            <text:p>345,628,064.000000</text:p>
          </table:table-cell>
          <table:table-cell table:number-columns-repeated="4"/>
          <table:table-cell table:style-name="ce10" table:formula="of:=[.C67]/[.$G$65]*[.$H$65]/1000000" office:value-type="float" office:value="-0.00000000275832228302889" calcext:value-type="float">
            <text:p>0.000000</text:p>
          </table:table-cell>
          <table:table-cell table:style-name="ce10" table:formula="of:=[.D67]/[.$G$65]*[.$H$65]/1000000" office:value-type="float" office:value="0.00000000119927911855386" calcext:value-type="float">
            <text:p>0.000000</text:p>
          </table:table-cell>
          <table:table-cell table:style-name="ce10" table:formula="of:=[.E67]/[.$G$65]*[.$H$65]/1000000" office:value-type="float" office:value="0.0000911532752730065" calcext:value-type="float">
            <text:p>0.000091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office:value-type="string" calcext:value-type="string">
            <text:p>Total Mass</text:p>
          </table:table-cell>
          <table:table-cell office:value-type="float" office:value="60" calcext:value-type="float">
            <text:p>60.000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Total Volume</text:p>
          </table:table-cell>
          <table:table-cell table:formula="of:=SUM([.G5:.G67])" office:value-type="float" office:value="227503441.625" calcext:value-type="float">
            <text:p>227,503,441.6250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Appox Mass</text:p>
          </table:table-cell>
          <table:table-cell table:formula="of:=SUM([.H5:.H67])" office:value-type="float" office:value="60" calcext:value-type="float">
            <text:p>60.000000</text:p>
          </table:table-cell>
          <table:table-cell table:number-columns-repeated="1016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 number:grouping="true"/>
    </number:number-style>
    <number:number-style style:name="N122">
      <number:number number:decimal-places="4" loext:min-decimal-places="4" number:min-integer-digits="1" number:grouping="true"/>
    </number:number-style>
    <number:number-style style:name="N123">
      <number:number number:decimal-places="5" loext:min-decimal-places="5" number:min-integer-digits="1" number:grouping="true"/>
    </number:number-style>
    <number:number-style style:name="N124">
      <number:number number:decimal-places="6" loext:min-decimal-places="6" number:min-integer-digits="1" number:grouping="true"/>
    </number:number-style>
    <number:number-style style:name="N125">
      <number:number number:decimal-places="7" loext:min-decimal-places="7" number:min-integer-digits="1" number:grouping="true"/>
    </number:number-style>
    <number:number-style style:name="N126">
      <number:number number:decimal-places="8" loext:min-decimal-places="8" number:min-integer-digits="1" number:grouping="true"/>
    </number:number-style>
    <number:number-style style:name="N127">
      <number:number number:decimal-places="9" loext:min-decimal-places="9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/00/0000</text:date>, <text:time style:data-style-name="N2" text:time-value="16:26:51.264868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26T13:29:02.859006377</meta:creation-date>
    <dc:date>2020-03-10T17:51:15.958595329</dc:date>
    <meta:editing-duration>PT53M27S</meta:editing-duration>
    <meta:editing-cycles>13</meta:editing-cycles>
    <meta:generator>LibreOffice/6.0.7.3$Linux_X86_64 LibreOffice_project/00m0$Build-3</meta:generator>
    <meta:document-statistic meta:table-count="1" meta:cell-count="445" meta:object-count="0"/>
    <meta:user-defined meta:name="qrichtext">1</meta:user-defined>
  </office:meta>
</office:document-meta>
</file>